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1E00000052B86030B0FC23E2F7.png" manifest:media-type="image/png"/>
  <manifest:file-entry manifest:full-path="Pictures/10000201000000A1000000A1BC410C2F6F95137D.png" manifest:media-type="image/png"/>
  <manifest:file-entry manifest:full-path="Pictures/100002010000019000000143EE3816BD2849025A.png" manifest:media-type="image/png"/>
  <manifest:file-entry manifest:full-path="Pictures/1000020100000181000000D7594D87B75FF81638.png" manifest:media-type="image/png"/>
  <manifest:file-entry manifest:full-path="Pictures/1000020100000125000001903BC81DCEB1B760AD.png" manifest:media-type="image/png"/>
  <manifest:file-entry manifest:full-path="Pictures/10000201000000A1000000A1E69D84170E687A66.png" manifest:media-type="image/png"/>
  <manifest:file-entry manifest:full-path="Pictures/1000020100000066000000700775DE506DAF6BD4.png" manifest:media-type="image/png"/>
  <manifest:file-entry manifest:full-path="Pictures/100002010000019400000092BDE8A6A19A5EAEC9.png" manifest:media-type="image/png"/>
  <manifest:file-entry manifest:full-path="Pictures/1000196B00000A8000000B9DAF0335AF932797EC.svg" manifest:media-type="image/svg+xml"/>
  <manifest:file-entry manifest:full-path="Pictures/100002010000011E00000052DDE70B82B8252159.png" manifest:media-type="image/png"/>
  <manifest:file-entry manifest:full-path="Pictures/10003CF6000010A6000010A60F769D25CC6AEFA7.svg" manifest:media-type="image/svg+xml"/>
  <manifest:file-entry manifest:full-path="Pictures/100002010000013B00000190B6F4FB9AC4F417E7.png" manifest:media-type="image/png"/>
  <manifest:file-entry manifest:full-path="Pictures/10000201000000970000008078EDBD00DBBDEBF1.png" manifest:media-type="image/png"/>
  <manifest:file-entry manifest:full-path="Pictures/10000201000003E000000181F11952955F12F554.png" manifest:media-type="image/png"/>
  <manifest:file-entry manifest:full-path="Pictures/10000201000003E0000000CADF47E2973086D189.png" manifest:media-type="image/png"/>
  <manifest:file-entry manifest:full-path="Pictures/100002010000012500000190DF1C0CD2E6F3671E.png" manifest:media-type="image/png"/>
  <manifest:file-entry manifest:full-path="Pictures/10000201000003E0000001A124A82607980BC2CB.png" manifest:media-type="image/png"/>
  <manifest:file-entry manifest:full-path="Pictures/10000000000000580000001FA17F3AB907212AF9.png" manifest:media-type="image/png"/>
  <manifest:file-entry manifest:full-path="Pictures/10000201000000D6000000D62D1D58E4F38BA850.png" manifest:media-type="image/png"/>
  <manifest:file-entry manifest:full-path="Pictures/10000000000000B4000000B44E5CEF09840C59A0.jpg" manifest:media-type="image/jpeg"/>
  <manifest:file-entry manifest:full-path="Pictures/100002010000013D0000019031A1EC03FB4A13B0.png" manifest:media-type="image/png"/>
  <manifest:file-entry manifest:full-path="Pictures/100050A500000FA800000D3BE91E5A62C95B1E83.svg" manifest:media-type="image/svg+xml"/>
  <manifest:file-entry manifest:full-path="Pictures/10003207000010A6000010A67453B9094CF4430C.svg" manifest:media-type="image/svg+xml"/>
  <manifest:file-entry manifest:full-path="Pictures/10000201000000B4000000B4D99CD505C094649D.png" manifest:media-type="image/png"/>
  <manifest:file-entry manifest:full-path="Pictures/100002010000013B000001900AD84539B58F40B6.png" manifest:media-type="image/png"/>
  <manifest:file-entry manifest:full-path="Pictures/100023E20000162900001629CC8C30FC8F7050FF.svg" manifest:media-type="image/svg+xml"/>
  <manifest:file-entry manifest:full-path="Pictures/100002010000011E00000052D80447CEA7CC671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gu 1C2" svg:font-family="'Migu 1C'" style:font-pitch="variable"/>
    <style:font-face style:name="Liberation Sans" svg:font-family="'Liberation Sans'" style:font-family-generic="roman" style:font-pitch="variable"/>
    <style:font-face style:name="Migu 1C" svg:font-family="'Migu 1C'" style:font-family-generic="roman" style:font-pitch="variable"/>
    <style:font-face style:name="Migu 1C1" svg:font-family="'Migu 1C'" style:font-adornments="標準" style:font-family-generic="roman"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stroke="none" draw:fill="non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vertical-align="top" draw:auto-grow-height="true" draw:auto-grow-width="false" fo:max-height="0cm" fo:min-height="4.857cm"/>
    </style:style>
    <style:style style:name="gr4" style:family="graphic" style:parent-style-name="standard">
      <style:graphic-properties draw:stroke="none" draw:fill-color="#83cc83" draw:textarea-horizontal-align="justify" draw:textarea-vertical-align="middle" draw:auto-grow-height="false" fo:min-height="2.638cm" fo:min-width="6.788cm"/>
    </style:style>
    <style:style style:name="gr5" style:family="graphic" style:parent-style-name="objectwithoutfill">
      <style:graphic-properties svg:stroke-width="0.2cm" svg:stroke-color="#83cc83" draw:marker-start-width="0.5cm" draw:marker-end-width="0.5cm" draw:fill="none" draw:textarea-vertical-align="middle" fo:padding-top="0.225cm" fo:padding-bottom="0.225cm" fo:padding-left="0.35cm" fo:padding-right="0.35cm"/>
    </style:style>
    <style:style style:name="gr6" style:family="graphic" style:parent-style-name="standard">
      <style:graphic-properties draw:stroke="none" svg:stroke-color="#000000" draw:fill="none" draw:fill-color="#ffffff" draw:auto-grow-height="true" draw:auto-grow-width="false" fo:max-height="0cm" fo:min-height="2.097cm"/>
    </style:style>
    <style:style style:name="gr7" style:family="graphic" style:parent-style-name="standard">
      <style:graphic-properties draw:stroke="none" svg:stroke-color="#000000" draw:fill="none" draw:fill-color="#ffffff" draw:textarea-vertical-align="top" draw:auto-grow-height="true" draw:auto-grow-width="false" fo:max-height="0cm" fo:min-height="4.658cm"/>
    </style:style>
    <style:style style:name="gr8"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color="#83cc83" draw:textarea-horizontal-align="justify" draw:textarea-vertical-align="middle" draw:auto-grow-height="false" fo:min-height="1.15cm" fo:min-width="1.95cm"/>
    </style:style>
    <style:style style:name="gr10" style:family="graphic" style:parent-style-name="standard">
      <style:graphic-properties draw:stroke="none" svg:stroke-color="#000000" draw:fill="none" draw:fill-color="#ffffff" draw:textarea-vertical-align="top" draw:auto-grow-height="true" draw:auto-grow-width="false" fo:max-height="0cm" fo:min-height="3.458cm"/>
    </style:style>
    <style:style style:name="gr11" style:family="graphic" style:parent-style-name="standard">
      <style:graphic-properties draw:stroke="none" svg:stroke-color="#000000" draw:fill="none" draw:fill-color="#ffffff" draw:textarea-vertical-align="top" draw:auto-grow-height="true" draw:auto-grow-width="false" fo:max-height="0cm" fo:min-height="5.421cm"/>
    </style:style>
    <style:style style:name="gr12"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color="#c4d8d0" draw:textarea-horizontal-align="justify" draw:textarea-vertical-align="middle" draw:auto-grow-height="false" fo:min-height="3.54cm" fo:min-width="14.29cm"/>
    </style:style>
    <style:style style:name="gr14" style:family="graphic" style:parent-style-name="standard">
      <style:graphic-properties draw:stroke="none" svg:stroke-color="#000000" draw:fill="none" draw:fill-color="#ffffff" draw:textarea-vertical-align="top" draw:auto-grow-height="true" draw:auto-grow-width="false" fo:max-height="0cm" fo:min-height="6.561cm"/>
    </style:style>
    <style:style style:name="gr15" style:family="graphic" style:parent-style-name="standard">
      <style:graphic-properties draw:stroke="none" draw:fill-color="#83cc83" draw:textarea-vertical-align="middle" draw:auto-grow-height="false" fo:min-height="3.551cm" fo:min-width="4.301cm"/>
    </style:style>
    <style:style style:name="gr16" style:family="graphic" style:parent-style-name="Object_20_with_20_no_20_fill_20_and_20_no_20_line">
      <style:graphic-properties draw:color-mode="standard" draw:luminance="0%" draw:contrast="0%" draw:gamma="100%" draw:red="0%" draw:green="0%" draw:blue="0%" fo:clip="rect(0cm, 0cm, 0cm, 0cm)" draw:image-opacity="100%" style:mirror="horizontal"/>
    </style:style>
    <style:style style:name="pr1" style:family="presentation" style:parent-style-name="top-title">
      <style:graphic-properties fo:min-height="1.678cm"/>
    </style:style>
    <style:style style:name="pr2" style:family="presentation" style:parent-style-name="top-title">
      <style:graphic-properties fo:min-height="6.285cm"/>
    </style:style>
    <style:style style:name="pr3" style:family="presentation" style:parent-style-name="top-notes">
      <style:graphic-properties draw:fill-color="#ffffff" draw:auto-grow-height="true" fo:min-height="13.364cm"/>
    </style:style>
    <style:style style:name="pr4" style:family="presentation" style:parent-style-name="Question01_20_h1_5f_-title">
      <style:graphic-properties fo:min-height="2.4cm"/>
    </style:style>
    <style:style style:name="pr5" style:family="presentation" style:parent-style-name="Question01_20_h1_5f_-notes">
      <style:graphic-properties draw:fill-color="#ffffff" fo:min-height="13.364cm"/>
    </style:style>
    <style:style style:name="pr6" style:family="presentation" style:parent-style-name="Question02_20_h1-title">
      <style:graphic-properties draw:auto-grow-height="true" fo:min-height="5.2cm"/>
    </style:style>
    <style:style style:name="pr7" style:family="presentation" style:parent-style-name="Question02_20_h1-notes">
      <style:graphic-properties draw:fill-color="#ffffff" draw:auto-grow-height="true" fo:min-height="13.364cm"/>
    </style:style>
    <style:style style:name="P1" style:family="paragraph">
      <style:text-properties fo:color="#83cc83" style:font-name="Migu 1C" fo:font-size="60pt" style:font-name-asian="Migu 1C" style:font-size-asian="60pt" style:font-size-complex="60pt"/>
    </style:style>
    <style:style style:name="P2" style:family="paragraph">
      <style:text-properties fo:color="#83cc83" style:font-name="Migu 1C" fo:font-size="48pt" fo:text-shadow="1pt 1pt" style:font-name-asian="Migu 1C" style:font-size-asian="48pt" style:font-size-complex="48pt" style:font-relief="embosse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fo:font-size="44pt" style:font-size-asian="44pt" style:font-size-complex="44pt"/>
    </style:style>
    <style:style style:name="P6" style:family="paragraph">
      <loext:graphic-properties draw:fill="none" draw:fill-color="#ffffff"/>
      <style:text-properties fo:color="#666666" fo:font-size="22pt" fo:font-weight="normal" style:font-size-asian="22pt" style:font-weight-asian="normal" style:font-size-complex="22pt" style:font-weight-complex="normal"/>
    </style:style>
    <style:style style:name="P7" style:family="paragraph">
      <style:paragraph-properties fo:text-align="center"/>
    </style:style>
    <style:style style:name="P8" style:family="paragraph">
      <loext:graphic-properties draw:fill-color="#83cc83"/>
      <style:paragraph-properties fo:text-align="center"/>
      <style:text-properties fo:color="#ffffff" fo:font-size="26pt" style:font-size-asian="26pt" style:font-size-complex="26pt"/>
    </style:style>
    <style:style style:name="P9" style:family="paragraph">
      <loext:graphic-properties draw:fill-color="#ffffff"/>
      <style:text-properties fo:font-size="28.1000003814697pt" style:font-size-asian="18pt"/>
    </style:style>
    <style:style style:name="P10" style:family="paragraph">
      <style:text-properties style:font-name="Migu 1C2" fo:font-size="40pt" style:font-name-asian="Migu 1C2" style:font-size-asian="40pt" style:font-size-complex="40pt"/>
    </style:style>
    <style:style style:name="P11" style:family="paragraph">
      <loext:graphic-properties draw:fill-color="#ffffff"/>
      <style:text-properties fo:font-size="20pt" style:font-size-asian="20pt"/>
    </style:style>
    <style:style style:name="P12" style:family="paragraph">
      <style:paragraph-properties fo:text-align="end"/>
    </style:style>
    <style:style style:name="P13" style:family="paragraph">
      <loext:graphic-properties draw:fill="none" draw:fill-color="#ffffff"/>
      <style:paragraph-properties fo:text-align="end"/>
      <style:text-properties fo:color="#83cc83" fo:font-weight="bold" style:font-size-asian="18pt" style:font-weight-asian="bold" style:font-weight-complex="bold"/>
    </style:style>
    <style:style style:name="P14" style:family="paragraph">
      <loext:graphic-properties draw:fill-color="#83cc83"/>
      <style:paragraph-properties fo:text-align="center"/>
    </style:style>
    <style:style style:name="P15" style:family="paragraph">
      <style:paragraph-properties fo:text-align="center"/>
      <style:text-properties fo:color="#ffffff" fo:font-size="60pt" fo:font-weight="bold" style:font-size-asian="60pt" style:font-weight-asian="bold" style:font-size-complex="60pt" style:font-weight-complex="bold"/>
    </style:style>
    <style:style style:name="P16" style:family="paragraph">
      <loext:graphic-properties draw:fill-color="#c4d8d0"/>
      <style:paragraph-properties fo:text-align="center"/>
    </style:style>
    <style:style style:name="T1" style:family="text">
      <style:text-properties fo:color="#83cc83" style:font-name="Migu 1C" fo:font-size="32pt" style:font-name-asian="Migu 1C" style:font-size-asian="32pt" style:font-size-complex="32pt"/>
    </style:style>
    <style:style style:name="T2" style:family="text">
      <style:text-properties fo:color="#83cc83" style:font-name="Migu 1C" fo:text-shadow="1pt 1pt" style:font-name-asian="Migu 1C" style:font-relief="embossed"/>
    </style:style>
    <style:style style:name="T3" style:family="text">
      <style:text-properties fo:color="#83cc83" style:font-name="Migu 1C" fo:font-size="24pt" style:font-name-asian="Migu 1C" style:font-size-asian="24pt" style:font-size-complex="24pt"/>
    </style:style>
    <style:style style:name="T4" style:family="text">
      <style:text-properties fo:font-size="40pt" style:font-size-asian="40pt" style:font-size-complex="40pt"/>
    </style:style>
    <style:style style:name="T5" style:family="text">
      <style:text-properties fo:color="#666666" fo:font-size="22pt" fo:font-weight="normal" style:font-size-asian="22pt" style:font-weight-asian="normal" style:font-size-complex="22pt" style:font-weight-complex="normal"/>
    </style:style>
    <style:style style:name="T6" style:family="text">
      <style:text-properties fo:color="#ffffff" fo:font-size="26pt" style:font-size-asian="26pt" style:font-size-complex="26pt"/>
    </style:style>
    <style:style style:name="T7" style:family="text">
      <style:text-properties style:font-name="Migu 1C2" fo:font-size="40pt" style:font-name-asian="Migu 1C2" style:font-size-asian="40pt" style:font-size-complex="40pt"/>
    </style:style>
    <style:style style:name="T8" style:family="text">
      <style:text-properties fo:color="#83cc83" fo:font-size="40pt" fo:font-weight="bold" style:font-size-asian="40pt" style:font-weight-asian="bold" style:font-size-complex="40pt" style:font-weight-complex="bold"/>
    </style:style>
    <style:style style:name="T9" style:family="text">
      <style:text-properties fo:color="#ffffff" fo:font-size="60pt" fo:font-weight="bold" style:font-size-asian="60pt" style:font-weight-asian="bold" style:font-size-complex="60pt" style:font-weight-complex="bold"/>
    </style:style>
    <style:style style:name="T10" style:family="text">
      <style:text-properties fo:color="#83cc83" fo:font-size="88pt" fo:text-shadow="1pt 1pt" fo:font-weight="bold" style:font-size-asian="88pt" style:font-weight-asian="bold" style:font-size-complex="88pt" style:font-weight-complex="bold"/>
    </style:style>
    <text:list-style style:name="L1">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L2">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office:automatic-styles>
  <office:body>
    <office:presentation>
      <draw:page draw:name="page1" draw:style-name="dp1" draw:master-page-name="top" presentation:presentation-page-layout-name="AL1T1">
        <office:forms form:automatic-focus="false" form:apply-design-mode="false"/>
        <draw:frame presentation:style-name="pr1" draw:text-style-name="P1" draw:layer="layout" svg:width="12.2cm" svg:height="1.678cm" svg:x="0.6cm" svg:y="0.573cm" presentation:class="title" presentation:user-transformed="true">
          <draw:text-box>
            <text:p><text:span text:style-name="T1">ぐらみんへようこそ！</text:span></text:p>
          </draw:text-box>
        </draw:frame>
        <draw:frame presentation:style-name="pr2" draw:text-style-name="P2" draw:layer="layout" svg:width="22.6cm" svg:height="6.285cm" svg:x="3.2cm" svg:y="6.25cm" presentation:class="title" presentation:user-transformed="true">
          <draw:text-box>
            <text:p><text:span text:style-name="T2">オブジェクト指向ってなに？</text:span></text:p>
          </draw:text-box>
        </draw:frame>
        <draw:frame draw:style-name="gr1" draw:text-style-name="P3" draw:layer="layout" svg:width="2.895cm" svg:height="1.019cm" svg:x="24.505cm" svg:y="19.581cm">
          <draw:image xlink:href="Pictures/10000000000000580000001FA17F3AB907212AF9.png" xlink:type="simple" xlink:show="embed" xlink:actuate="onLoad">
            <text:p/>
          </draw:image>
        </draw:frame>
        <draw:frame presentation:style-name="pr1" draw:text-style-name="P1" draw:layer="layout" svg:width="9.2cm" svg:height="1.678cm" svg:x="15.2cm" svg:y="19.322cm" presentation:class="title" presentation:user-transformed="true">
          <draw:text-box>
            <text:p><text:span text:style-name="T3">by </text:span><text:span text:style-name="T3">ぐらみん株式会社</text:span></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Question01_20_h1_5f_" presentation:presentation-page-layout-name="AL2T19">
        <office:forms form:automatic-focus="false" form:apply-design-mode="false"/>
        <draw:frame presentation:style-name="pr4" draw:text-style-name="P5" draw:layer="layout" svg:width="25.199cm" svg:height="2.4cm" svg:x="0.201cm" svg:y="2.5cm" presentation:class="title" presentation:user-transformed="true">
          <draw:text-box>
            <text:p><text:span text:style-name="T4">プログラミングには色々な形がある</text:span></text:p>
          </draw:text-box>
        </draw:frame>
        <draw:frame draw:style-name="gr3" draw:text-style-name="P6" draw:layer="layout" svg:width="22.2cm" svg:height="5.107cm" svg:x="2.9cm" svg:y="15.6cm">
          <draw:text-box>
            <text:p><text:span text:style-name="T5">プログラミングには言語（げんご）だけでなく色々な書き方やプログラムの形（設計）があるよ。その中でもスクラッチは「オブジェクト指向（しこう）」という考え方を使ってプログラミングをすることができるよ。</text:span></text:p>
          </draw:text-box>
        </draw:frame>
        <draw:custom-shape draw:style-name="gr4" draw:text-style-name="P8" draw:layer="layout" svg:width="7.6cm" svg:height="3.2cm" svg:x="11cm" svg:y="11.2cm">
          <text:p text:style-name="P7"><text:span text:style-name="T6">ビジュアル</text:span></text:p>
          <text:p text:style-name="P7"><text:span text:style-name="T6">プログラミング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7.6cm" svg:height="3.2cm" svg:x="1cm" svg:y="6.6cm">
          <text:p text:style-name="P7"><text:span text:style-name="T6">関数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7.6cm" svg:height="3.2cm" svg:x="18.2cm" svg:y="6.4cm">
          <text:p text:style-name="P7"><text:span text:style-name="T6">論理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7.6cm" svg:height="3.2cm" svg:x="1.8cm" svg:y="11cm">
          <text:p text:style-name="P7"><text:span text:style-name="T6">データフロー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7.6cm" svg:height="3.2cm" svg:x="19.6cm" svg:y="11.4cm">
          <text:p text:style-name="P7"><text:span text:style-name="T6">高水準言語</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7.6cm" svg:height="3.2cm" svg:x="9.4cm" svg:y="7.12cm">
          <text:p text:style-name="P7"><text:span text:style-name="T6">オブジェクト指向</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3" draw:style-name="dp1" draw:master-page-name="Question02_20_h1" presentation:presentation-page-layout-name="AL2T19">
        <office:forms form:automatic-focus="false" form:apply-design-mode="false"/>
        <draw:frame presentation:style-name="pr6" draw:text-style-name="P10" draw:layer="layout" svg:width="22.599cm" svg:height="5.2cm" svg:x="5.2cm" svg:y="5.8cm" presentation:class="title">
          <draw:text-box>
            <text:p><text:span text:style-name="T7">オブジェクト指向ってなに？</text:span></text:p>
          </draw:text-box>
        </draw:frame>
        <draw:line draw:style-name="gr5" draw:text-style-name="P3" draw:layer="layout" svg:x1="6.6cm" svg:y1="25.1cm" svg:x2="10.2cm" svg:y2="26.8cm">
          <text:p/>
        </draw:line>
        <presentation:notes draw:style-name="dp2">
          <draw:page-thumbnail draw:style-name="gr2" draw:layer="layout" svg:width="0.001cm" svg:height="0.001cm" svg:x="0cm" svg:y="2.257cm" draw:page-number="3" presentation:class="page"/>
          <draw:frame presentation:style-name="pr7" draw:text-style-name="P11" draw:layer="layout" svg:width="16.799cm" svg:height="13.364cm" svg:x="2.1cm" svg:y="14.107cm" presentation:class="notes" presentation:placeholder="true">
            <draw:text-box/>
          </draw:frame>
        </presentation:notes>
      </draw:page>
      <draw:page draw:name="page4" draw:style-name="dp1" draw:master-page-name="Question01_20_h1_5f_" presentation:presentation-page-layout-name="AL2T19">
        <office:forms form:automatic-focus="false" form:apply-design-mode="false"/>
        <draw:frame presentation:style-name="pr4" draw:text-style-name="P5" draw:layer="layout" svg:width="25.199cm" svg:height="2.4cm" svg:x="0.201cm" svg:y="2.5cm" presentation:class="title" presentation:user-transformed="true">
          <draw:text-box>
            <text:p><text:span text:style-name="T4">オブジェクト指向ってなに？（１）</text:span></text:p>
          </draw:text-box>
        </draw:frame>
        <draw:frame draw:style-name="gr6" draw:text-style-name="P13" draw:layer="layout" svg:width="17.4cm" svg:height="2.347cm" svg:x="10.2cm" svg:y="6.001cm">
          <draw:text-box>
            <text:p text:style-name="P12"><text:span text:style-name="T8">ものを中心に考える作り方</text:span></text:p>
          </draw:text-box>
        </draw:frame>
        <draw:frame draw:style-name="gr7" draw:text-style-name="P6" draw:layer="layout" svg:width="22.2cm" svg:height="4.908cm" svg:x="2.9cm" svg:y="15.8cm">
          <draw:text-box>
            <text:p><text:span text:style-name="T5">オブジェクト指向はかんたんに言うと「もの」を中心として考える作り方をしたプログラミングのことだよ。</text:span></text:p>
            <text:p><text:span text:style-name="T5">スクラッチで言うと「スプライト」を中心として考えるということになるよ。</text:span></text:p>
          </draw:text-box>
        </draw:frame>
        <draw:frame draw:style-name="gr8" draw:text-style-name="P7" draw:layer="layout" svg:width="5.2cm" svg:height="5.752cm" svg:x="11.4cm" svg:y="9cm">
          <draw:image xlink:href="Pictures/1000196B00000A8000000B9DAF0335AF932797EC.svg" xlink:type="simple" xlink:show="embed" xlink:actuate="onLoad">
            <text:p/>
          </draw:image>
          <draw:image xlink:href="Pictures/1000020100000066000000700775DE506DAF6BD4.png" xlink:type="simple" xlink:show="embed" xlink:actuate="onLoad"/>
        </draw:frame>
        <presentation:notes draw:style-name="dp2">
          <draw:page-thumbnail draw:style-name="gr2" draw:layer="layout" svg:width="14.848cm" svg:height="11.136cm" svg:x="3.075cm" svg:y="2.257cm" draw:page-number="4"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5" draw:style-name="dp1" draw:master-page-name="Question01_20_h1_5f_" presentation:presentation-page-layout-name="AL2T19">
        <draw:frame presentation:style-name="pr4" draw:text-style-name="P5" draw:layer="layout" svg:width="25.199cm" svg:height="2.4cm" svg:x="0.201cm" svg:y="2.5cm" presentation:class="title" presentation:user-transformed="true">
          <draw:text-box>
            <text:p><text:span text:style-name="T4">オブジェクト指向ってなに？（２）</text:span></text:p>
          </draw:text-box>
        </draw:frame>
        <draw:frame draw:style-name="gr7" draw:text-style-name="P6" draw:layer="layout" svg:width="22.2cm" svg:height="4.908cm" svg:x="2.9cm" svg:y="15.8cm">
          <draw:text-box>
            <text:p><text:span text:style-name="T5">自動販売機（じどうはんばいき）を例にしてみよう。自動販売機はお金を入れてボタンをおすと買ったのみものが出てくるね。</text:span></text:p>
            <text:p><text:span text:style-name="T5">このように自動販売機には「ボタンをおすと商品を出す」という機能（きのう）があるね。</text:span></text:p>
          </draw:text-box>
        </draw:frame>
        <draw:frame draw:style-name="gr8" draw:text-style-name="P7" draw:layer="layout" svg:width="5.567cm" svg:height="7.6cm" svg:x="10.833cm" svg:y="7.2cm">
          <draw:image xlink:href="Pictures/100002010000012500000190DF1C0CD2E6F3671E.png" xlink:type="simple" xlink:show="embed" xlink:actuate="onLoad">
            <text:p/>
          </draw:image>
        </draw:frame>
        <draw:frame draw:style-name="gr8" draw:text-style-name="P7" draw:layer="layout" svg:width="3.313cm" svg:height="4.207cm" svg:x="20.4cm" svg:y="8.897cm">
          <draw:image xlink:href="Pictures/100002010000013B00000190B6F4FB9AC4F417E7.png" xlink:type="simple" xlink:show="embed" xlink:actuate="onLoad">
            <text:p/>
          </draw:image>
        </draw:frame>
        <draw:frame draw:style-name="gr8" draw:text-style-name="P7" draw:layer="layout" svg:width="4.8cm" svg:height="3.876cm" svg:x="2cm" svg:y="9.062cm">
          <draw:image xlink:href="Pictures/100002010000019000000143EE3816BD2849025A.png" xlink:type="simple" xlink:show="embed" xlink:actuate="onLoad">
            <text:p/>
          </draw:image>
        </draw:frame>
        <draw:custom-shape draw:style-name="gr9" draw:text-style-name="P14" draw:layer="layout" svg:width="2.8cm" svg:height="2.8cm" svg:x="7.5cm" svg:y="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4" draw:layer="layout" svg:width="2.8cm" svg:height="2.8cm" svg:x="17.201cm" svg:y="9.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5"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6" draw:style-name="dp1" draw:master-page-name="Question01_20_h1_5f_" presentation:presentation-page-layout-name="AL2T19">
        <draw:frame presentation:style-name="pr4" draw:text-style-name="P5" draw:layer="layout" svg:width="25.199cm" svg:height="2.4cm" svg:x="0.201cm" svg:y="2.5cm" presentation:class="title" presentation:user-transformed="true">
          <draw:text-box>
            <text:p><text:span text:style-name="T4">オブジェクト指向ってなに？（３）</text:span></text:p>
          </draw:text-box>
        </draw:frame>
        <draw:frame draw:style-name="gr7" draw:text-style-name="P6" draw:layer="layout" svg:width="22.2cm" svg:height="4.908cm" svg:x="2.9cm" svg:y="15.8cm">
          <draw:text-box>
            <text:p><text:span text:style-name="T5">このとき自動販売機は「お金が入れられたらいくら入っているか計算」して「おされたボタンの金額に足りているか確認」して「商品を出す」というような仕事を中でしているね。</text:span></text:p>
            <text:p><text:span text:style-name="T5">（本当はもっとたくさんあるかも！）</text:span></text:p>
          </draw:text-box>
        </draw:frame>
        <draw:frame draw:style-name="gr8" draw:text-style-name="P7" draw:layer="layout" svg:width="5.6cm" svg:height="5.6cm" svg:x="3cm" svg:y="6.8cm">
          <draw:image xlink:href="Pictures/10000000000000B4000000B44E5CEF09840C59A0.jpg" xlink:type="simple" xlink:show="embed" xlink:actuate="onLoad">
            <text:p/>
          </draw:image>
        </draw:frame>
        <draw:frame draw:style-name="gr8" draw:text-style-name="P7" draw:layer="layout" svg:width="5.6cm" svg:height="5.6cm" svg:x="11.2cm" svg:y="8.8cm">
          <draw:image xlink:href="Pictures/10000201000000B4000000B4D99CD505C094649D.png" xlink:type="simple" xlink:show="embed" xlink:actuate="onLoad">
            <text:p/>
          </draw:image>
        </draw:frame>
        <draw:frame draw:style-name="gr8" draw:text-style-name="P7" draw:layer="layout" svg:width="5.032cm" svg:height="6.39cm" svg:x="19.168cm" svg:y="6.41cm">
          <draw:image xlink:href="Pictures/100002010000013B000001900AD84539B58F40B6.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7" draw:style-name="dp1" draw:master-page-name="Question01_20_h1_5f_" presentation:presentation-page-layout-name="AL2T19">
        <draw:frame presentation:style-name="pr4" draw:text-style-name="P5" draw:layer="layout" svg:width="25.199cm" svg:height="2.4cm" svg:x="0.201cm" svg:y="2.5cm" presentation:class="title" presentation:user-transformed="true">
          <draw:text-box>
            <text:p><text:span text:style-name="T4">オブジェクト指向ってなに？（４）</text:span></text:p>
          </draw:text-box>
        </draw:frame>
        <draw:frame draw:style-name="gr10" draw:text-style-name="P6" draw:layer="layout" svg:width="22.2cm" svg:height="3.708cm" svg:x="2.9cm" svg:y="17cm">
          <draw:text-box>
            <text:p><text:span text:style-name="T5">一方、商品を買う人は「お金を入れる」「ボタンをおす」という仕事をしているね。入れたお金が足りていれば商品を買うことができるね。</text:span></text:p>
          </draw:text-box>
        </draw:frame>
        <draw:frame draw:style-name="gr8" draw:text-style-name="P7" draw:layer="layout" svg:width="8.99cm" svg:height="7.259cm" svg:x="3.4cm" svg:y="8cm">
          <draw:image xlink:href="Pictures/100002010000019000000143EE3816BD2849025A.png" xlink:type="simple" xlink:show="embed" xlink:actuate="onLoad">
            <text:p/>
          </draw:image>
        </draw:frame>
        <draw:frame draw:style-name="gr8" draw:text-style-name="P7" draw:layer="layout" svg:width="7.124cm" svg:height="8.99cm" svg:x="16cm" svg:y="6.7cm">
          <draw:image xlink:href="Pictures/100002010000013D0000019031A1EC03FB4A13B0.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8" draw:style-name="dp1" draw:master-page-name="Question01_20_h1_5f_" presentation:presentation-page-layout-name="AL2T19">
        <draw:frame presentation:style-name="pr4" draw:text-style-name="P5" draw:layer="layout" svg:width="25.199cm" svg:height="2.4cm" svg:x="0.201cm" svg:y="2.5cm" presentation:class="title" presentation:user-transformed="true">
          <draw:text-box>
            <text:p><text:span text:style-name="T4">オブジェクト指向ってなに？（５）</text:span></text:p>
          </draw:text-box>
        </draw:frame>
        <draw:frame draw:style-name="gr11" draw:text-style-name="P6" draw:layer="layout" svg:width="22.2cm" svg:height="5.671cm" svg:x="2.9cm" svg:y="14.8cm">
          <draw:text-box>
            <text:p><text:span text:style-name="T5">ここで大事なのは「買う人は自動販売機が中でどんな仕事をしているか考えなくて良い」ということ！「お金を入れる」だけでそのあとのことは自動販売機にまかせることができる。こんな風に仕事をそのものに任せることが「オブジェクト指向」と考えることができるよ。</text:span></text:p>
          </draw:text-box>
        </draw:frame>
        <draw:frame draw:style-name="gr12" draw:text-style-name="P15" draw:layer="layout" svg:width="5.567cm" svg:height="7.6cm" svg:x="6.833cm" svg:y="6.6cm">
          <draw:image xlink:href="Pictures/1000020100000125000001903BC81DCEB1B760AD.png" xlink:type="simple" xlink:show="embed" xlink:actuate="onLoad">
            <text:p text:style-name="P7"><text:span text:style-name="T9"><text:s text:c="2"/></text:span><text:span text:style-name="T10">？</text:span></text:p>
          </draw:image>
        </draw:frame>
        <draw:frame draw:style-name="gr8" draw:text-style-name="P7" draw:layer="layout" svg:width="7.272cm" svg:height="7.272cm" svg:x="14.328cm" svg:y="8.128cm">
          <draw:image xlink:href="Pictures/100023E20000162900001629CC8C30FC8F7050FF.svg" xlink:type="simple" xlink:show="embed" xlink:actuate="onLoad">
            <text:p/>
          </draw:image>
          <draw:image xlink:href="Pictures/10000201000000D6000000D62D1D58E4F38BA850.png" xlink:type="simple" xlink:show="embed" xlink:actuate="onLoad"/>
        </draw:frame>
        <presentation:notes draw:style-name="dp2">
          <draw:page-thumbnail draw:style-name="gr2" draw:layer="layout" svg:width="14.848cm" svg:height="11.136cm" svg:x="3.075cm" svg:y="2.257cm" draw:page-number="8"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9" draw:style-name="dp1" draw:master-page-name="Question01_20_h1_5f_" presentation:presentation-page-layout-name="AL2T19">
        <draw:custom-shape draw:style-name="gr13" draw:text-style-name="P16" draw:layer="layout" svg:width="15.2cm" svg:height="4.2cm" svg:x="1.8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5" draw:layer="layout" svg:width="25.199cm" svg:height="2.4cm" svg:x="0.201cm" svg:y="2.5cm" presentation:class="title" presentation:user-transformed="true">
          <draw:text-box>
            <text:p><text:span text:style-name="T4">オブジェクト指向ってなに？（６）</text:span></text:p>
          </draw:text-box>
        </draw:frame>
        <draw:frame draw:style-name="gr14" draw:text-style-name="P6" draw:layer="layout" svg:width="24.1cm" svg:height="6.811cm" svg:x="1.95cm" svg:y="13.8cm">
          <draw:text-box>
            <text:p><text:span text:style-name="T5">これをスクラッチにおきかえて考えてみよう！</text:span></text:p>
            <text:p><text:span text:style-name="T5">たとえば「</text:span><text:span text:style-name="T5">HP</text:span><text:span text:style-name="T5">」は主人公の体力をあらわすものだね。このとき主人公の中に「</text:span><text:span text:style-name="T5">HP</text:span><text:span text:style-name="T5">をへらすブロック（処理）」を作っておく。すると敵やおじゃまキャラなどは「</text:span><text:span text:style-name="T5">HP</text:span><text:span text:style-name="T5">をへらすブロックをよびだす」だけで</text:span><text:span text:style-name="T5">HP</text:span><text:span text:style-name="T5">をへらすことができる。へらすときに画像効果をつけるのか、何秒待たせるのかは敵は考えなくて良いということになるね。</text:span></text:p>
          </draw:text-box>
        </draw:frame>
        <draw:frame draw:style-name="gr8" draw:text-style-name="P7" draw:layer="layout" svg:width="4.8cm" svg:height="5.309cm" svg:x="2cm" svg:y="6.891cm">
          <draw:image xlink:href="Pictures/1000196B00000A8000000B9DAF0335AF932797EC.svg" xlink:type="simple" xlink:show="embed" xlink:actuate="onLoad">
            <text:p/>
          </draw:image>
          <draw:image xlink:href="Pictures/1000020100000066000000700775DE506DAF6BD4.png" xlink:type="simple" xlink:show="embed" xlink:actuate="onLoad"/>
        </draw:frame>
        <draw:frame draw:style-name="gr8" draw:text-style-name="P7" draw:layer="layout" svg:width="9.965cm" svg:height="3.6cm" svg:x="6.8cm" svg:y="8.4cm">
          <draw:image xlink:href="Pictures/100002010000019400000092BDE8A6A19A5EAEC9.png" xlink:type="simple" xlink:show="embed" xlink:actuate="onLoad">
            <text:p/>
          </draw:image>
        </draw:frame>
        <draw:frame draw:style-name="gr8" draw:text-style-name="P7" draw:layer="layout" svg:width="6.98cm" svg:height="2cm" svg:x="19.02cm" svg:y="6.8cm">
          <draw:image xlink:href="Pictures/100002010000011E00000052D80447CEA7CC671F.png" xlink:type="simple" xlink:show="embed" xlink:actuate="onLoad">
            <text:p/>
          </draw:image>
        </draw:frame>
        <draw:custom-shape draw:style-name="gr15" draw:text-style-name="P14" draw:layer="layout" svg:width="4.8cm" svg:height="3.8cm" draw:transform="rotate (-2.53125101416738) translate (23cm 10.249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4.848cm" svg:height="11.136cm" svg:x="3.075cm" svg:y="2.257cm" draw:page-number="9"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draw:page draw:name="page10" draw:style-name="dp1" draw:master-page-name="Question01_20_h1_5f_" presentation:presentation-page-layout-name="AL2T19">
        <draw:frame presentation:style-name="pr4" draw:text-style-name="P5" draw:layer="layout" svg:width="25.199cm" svg:height="2.4cm" svg:x="0.201cm" svg:y="2.5cm" presentation:class="title" presentation:user-transformed="true">
          <draw:text-box>
            <text:p><text:span text:style-name="T4">オブジェクト指向ってなに？（７）</text:span></text:p>
          </draw:text-box>
        </draw:frame>
        <draw:frame draw:style-name="gr14" draw:text-style-name="P6" draw:layer="layout" svg:width="24.1cm" svg:height="6.811cm" svg:x="1.95cm" svg:y="13.8cm">
          <draw:text-box>
            <text:p><text:span text:style-name="T5">この考え方や作り方の良いところは、敵が何人いても主人公の</text:span><text:span text:style-name="T5">HP</text:span><text:span text:style-name="T5">をへらしたいときには「</text:span><text:span text:style-name="T5">HP</text:span><text:span text:style-name="T5">をへらすブロック」をよびだすだけなので、ゲームを変えることがとてもかんたんだということだよ。</text:span></text:p>
            <text:p><text:span text:style-name="T5">オブジェクト指向にはもっと他の機能や意味もあるけど、今は「それぞれが自分の仕事をしていて、他の人はその命令をよびだすだけでいい」という風に考えてね！</text:span></text:p>
          </draw:text-box>
        </draw:frame>
        <draw:frame draw:style-name="gr16" draw:text-style-name="P7" draw:layer="layout" svg:width="4.261cm" svg:height="4.261cm" svg:x="8.2cm" svg:y="6.2cm">
          <draw:image xlink:href="Pictures/10003CF6000010A6000010A60F769D25CC6AEFA7.svg" xlink:type="simple" xlink:show="embed" xlink:actuate="onLoad">
            <text:p/>
          </draw:image>
          <draw:image xlink:href="Pictures/10000201000000A1000000A1E69D84170E687A66.png" xlink:type="simple" xlink:show="embed" xlink:actuate="onLoad"/>
        </draw:frame>
        <draw:frame draw:style-name="gr8" draw:text-style-name="P7" draw:layer="layout" svg:width="4.007cm" svg:height="3.386cm" svg:x="2.4cm" svg:y="9.814cm">
          <draw:image xlink:href="Pictures/100050A500000FA800000D3BE91E5A62C95B1E83.svg" xlink:type="simple" xlink:show="embed" xlink:actuate="onLoad">
            <text:p/>
          </draw:image>
          <draw:image xlink:href="Pictures/10000201000000970000008078EDBD00DBBDEBF1.png" xlink:type="simple" xlink:show="embed" xlink:actuate="onLoad"/>
        </draw:frame>
        <draw:frame draw:style-name="gr16" draw:text-style-name="P7" draw:layer="layout" svg:width="4.261cm" svg:height="4.261cm" svg:x="18.6cm" svg:y="8.339cm">
          <draw:image xlink:href="Pictures/10003207000010A6000010A67453B9094CF4430C.svg" xlink:type="simple" xlink:show="embed" xlink:actuate="onLoad">
            <text:p/>
          </draw:image>
          <draw:image xlink:href="Pictures/10000201000000A1000000A1BC410C2F6F95137D.png" xlink:type="simple" xlink:show="embed" xlink:actuate="onLoad"/>
        </draw:frame>
        <draw:frame draw:style-name="gr8" draw:text-style-name="P7" draw:layer="layout" svg:width="6.98cm" svg:height="2cm" svg:x="20.42cm" svg:y="9cm">
          <draw:image xlink:href="Pictures/100002010000011E00000052B86030B0FC23E2F7.png" xlink:type="simple" xlink:show="embed" xlink:actuate="onLoad">
            <text:p/>
          </draw:image>
        </draw:frame>
        <draw:frame draw:style-name="gr8" draw:text-style-name="P7" draw:layer="layout" svg:width="6.98cm" svg:height="2cm" svg:x="11cm" svg:y="7.4cm">
          <draw:image xlink:href="Pictures/100002010000011E00000052DDE70B82B8252159.png" xlink:type="simple" xlink:show="embed" xlink:actuate="onLoad">
            <text:p/>
          </draw:image>
        </draw:frame>
        <draw:frame draw:style-name="gr8" draw:text-style-name="P7" draw:layer="layout" svg:width="6.98cm" svg:height="2cm" svg:x="5.4cm" svg:y="10.4cm">
          <draw:image xlink:href="Pictures/100002010000011E00000052DDE70B82B8252159.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9"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gu 1C2" svg:font-family="'Migu 1C'" style:font-pitch="variable"/>
    <style:font-face style:name="Liberation Sans" svg:font-family="'Liberation Sans'" style:font-family-generic="roman" style:font-pitch="variable"/>
    <style:font-face style:name="Migu 1C" svg:font-family="'Migu 1C'" style:font-family-generic="roman" style:font-pitch="variable"/>
    <style:font-face style:name="Migu 1C1" svg:font-family="'Migu 1C'" style:font-adornments="標準" style:font-family-generic="roman"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style:font-name="Migu 1C" fo:font-size="24pt" fo:language="en" fo:country="US" style:font-name-asian="Migu 1C" style:font-size-asian="24pt" style:language-asian="ja" style:country-asian="JP" style:font-name-complex="TakaoPGothic"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opacity="100%" draw:textarea-horizontal-align="left" draw:textarea-vertical-align="middle"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Migu 1C1" fo:font-family="'Migu 1C'" style:font-style-name="標準" style:font-family-generic="roman" style:font-pitch="variable" fo:font-size="18pt" fo:font-style="normal" fo:text-shadow="none" style:text-underline-style="none" fo:font-weight="normal" style:letter-kerning="true" style:font-name-asian="Migu 1C1" style:font-family-asian="'Migu 1C'" style:font-style-name-asian="標準" style:font-family-generic-asian="roman" style:font-pitch-asian="variabl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op-background" style:family="presentation">
      <style:graphic-properties draw:stroke="none" draw:fill="none"/>
      <style:text-properties style:letter-kerning="true"/>
    </style:style>
    <style:style style:name="top-backgroundobjects" style:family="presentation">
      <style:graphic-properties draw:textarea-horizontal-align="justify" draw:shadow="hidden" draw:shadow-offset-x="0.2cm" draw:shadow-offset-y="0.2cm" draw:shadow-color="#808080"/>
      <style:text-properties style:letter-kerning="true"/>
    </style:style>
    <style:style style:name="to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op-outline1" style:family="presentation">
      <style:graphic-properties draw:stroke="none" draw:fill="none" draw:auto-grow-height="false" draw:fit-to-size="shrink-to-fit">
        <text:list-style style:name="top-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op-outline2" style:family="presentation" style:parent-style-name="top-outline1">
      <style:paragraph-properties fo:margin-top="0cm" fo:margin-bottom="0.4cm"/>
      <style:text-properties fo:font-size="28pt" style:font-size-asian="28pt" style:font-size-complex="28pt"/>
    </style:style>
    <style:style style:name="top-outline3" style:family="presentation" style:parent-style-name="top-outline2">
      <style:paragraph-properties fo:margin-top="0cm" fo:margin-bottom="0.3cm"/>
      <style:text-properties fo:font-size="24pt" style:font-size-asian="24pt" style:font-size-complex="24pt"/>
    </style:style>
    <style:style style:name="top-outline4" style:family="presentation" style:parent-style-name="top-outline3">
      <style:paragraph-properties fo:margin-top="0cm" fo:margin-bottom="0.2cm"/>
      <style:text-properties fo:font-size="20pt" style:font-size-asian="20pt" style:font-size-complex="20pt"/>
    </style:style>
    <style:style style:name="top-outline5" style:family="presentation" style:parent-style-name="top-outline4">
      <style:paragraph-properties fo:margin-top="0cm" fo:margin-bottom="0.1cm"/>
      <style:text-properties fo:font-size="20pt" style:font-size-asian="20pt" style:font-size-complex="20pt"/>
    </style:style>
    <style:style style:name="top-outline6" style:family="presentation" style:parent-style-name="top-outline5">
      <style:paragraph-properties fo:margin-top="0cm" fo:margin-bottom="0.1cm"/>
      <style:text-properties fo:font-size="20pt" style:font-size-asian="20pt" style:font-size-complex="20pt"/>
    </style:style>
    <style:style style:name="top-outline7" style:family="presentation" style:parent-style-name="top-outline6">
      <style:paragraph-properties fo:margin-top="0cm" fo:margin-bottom="0.1cm"/>
      <style:text-properties fo:font-size="20pt" style:font-size-asian="20pt" style:font-size-complex="20pt"/>
    </style:style>
    <style:style style:name="top-outline8" style:family="presentation" style:parent-style-name="top-outline7">
      <style:paragraph-properties fo:margin-top="0cm" fo:margin-bottom="0.1cm"/>
      <style:text-properties fo:font-size="20pt" style:font-size-asian="20pt" style:font-size-complex="20pt"/>
    </style:style>
    <style:style style:name="top-outline9" style:family="presentation" style:parent-style-name="top-outline8">
      <style:paragraph-properties fo:margin-top="0cm" fo:margin-bottom="0.1cm"/>
      <style:text-properties fo:font-size="20pt" style:font-size-asian="20pt" style:font-size-complex="20pt"/>
    </style:style>
    <style:style style:name="top-subtitle" style:family="presentation">
      <style:graphic-properties draw:stroke="none" draw:fill="none" draw:textarea-vertical-align="middle">
        <text:list-style style:name="top-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op-title" style:family="presentation">
      <style:graphic-properties draw:stroke="none" draw:fill="none" draw:textarea-vertical-align="middle">
        <text:list-style style:name="top-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Question02_20_h1-background" style:display-name="Question02 h1-background" style:family="presentation">
      <style:graphic-properties draw:stroke="none" draw:fill="none"/>
      <style:text-properties style:letter-kerning="true"/>
    </style:style>
    <style:style style:name="Question02_20_h1-backgroundobjects" style:display-name="Question02 h1-backgroundobjects" style:family="presentation">
      <style:graphic-properties draw:textarea-horizontal-align="justify" draw:shadow="hidden" draw:shadow-offset-x="0.2cm" draw:shadow-offset-y="0.2cm" draw:shadow-color="#808080"/>
      <style:text-properties style:letter-kerning="true"/>
    </style:style>
    <style:style style:name="Question02_20_h1-notes" style:display-name="Question02 h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Question02_20_h1-outline1" style:display-name="Question02 h1-outline1" style:family="presentation">
      <style:graphic-properties draw:stroke="none" draw:fill="none" draw:auto-grow-height="false" draw:fit-to-size="shrink-to-fit">
        <text:list-style style:name="Question02_20_h1-outline1" style:display-name="Question02 h1-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2_20_h1-outline2" style:display-name="Question02 h1-outline2" style:family="presentation" style:parent-style-name="Question02_20_h1-outline1">
      <style:paragraph-properties fo:margin-top="0cm" fo:margin-bottom="0.4cm"/>
      <style:text-properties fo:font-size="28pt" style:font-size-asian="28pt" style:font-size-complex="28pt"/>
    </style:style>
    <style:style style:name="Question02_20_h1-outline3" style:display-name="Question02 h1-outline3" style:family="presentation" style:parent-style-name="Question02_20_h1-outline2">
      <style:paragraph-properties fo:margin-top="0cm" fo:margin-bottom="0.3cm"/>
      <style:text-properties fo:font-size="24pt" style:font-size-asian="24pt" style:font-size-complex="24pt"/>
    </style:style>
    <style:style style:name="Question02_20_h1-outline4" style:display-name="Question02 h1-outline4" style:family="presentation" style:parent-style-name="Question02_20_h1-outline3">
      <style:paragraph-properties fo:margin-top="0cm" fo:margin-bottom="0.2cm"/>
      <style:text-properties fo:font-size="20pt" style:font-size-asian="20pt" style:font-size-complex="20pt"/>
    </style:style>
    <style:style style:name="Question02_20_h1-outline5" style:display-name="Question02 h1-outline5" style:family="presentation" style:parent-style-name="Question02_20_h1-outline4">
      <style:paragraph-properties fo:margin-top="0cm" fo:margin-bottom="0.1cm"/>
      <style:text-properties fo:font-size="20pt" style:font-size-asian="20pt" style:font-size-complex="20pt"/>
    </style:style>
    <style:style style:name="Question02_20_h1-outline6" style:display-name="Question02 h1-outline6" style:family="presentation" style:parent-style-name="Question02_20_h1-outline5">
      <style:paragraph-properties fo:margin-top="0cm" fo:margin-bottom="0.1cm"/>
      <style:text-properties fo:font-size="20pt" style:font-size-asian="20pt" style:font-size-complex="20pt"/>
    </style:style>
    <style:style style:name="Question02_20_h1-outline7" style:display-name="Question02 h1-outline7" style:family="presentation" style:parent-style-name="Question02_20_h1-outline6">
      <style:paragraph-properties fo:margin-top="0cm" fo:margin-bottom="0.1cm"/>
      <style:text-properties fo:font-size="20pt" style:font-size-asian="20pt" style:font-size-complex="20pt"/>
    </style:style>
    <style:style style:name="Question02_20_h1-outline8" style:display-name="Question02 h1-outline8" style:family="presentation" style:parent-style-name="Question02_20_h1-outline7">
      <style:paragraph-properties fo:margin-top="0cm" fo:margin-bottom="0.1cm"/>
      <style:text-properties fo:font-size="20pt" style:font-size-asian="20pt" style:font-size-complex="20pt"/>
    </style:style>
    <style:style style:name="Question02_20_h1-outline9" style:display-name="Question02 h1-outline9" style:family="presentation" style:parent-style-name="Question02_20_h1-outline8">
      <style:paragraph-properties fo:margin-top="0cm" fo:margin-bottom="0.1cm"/>
      <style:text-properties fo:font-size="20pt" style:font-size-asian="20pt" style:font-size-complex="20pt"/>
    </style:style>
    <style:style style:name="Question02_20_h1-subtitle" style:display-name="Question02 h1-subtitle" style:family="presentation">
      <style:graphic-properties draw:stroke="none" draw:fill="none" draw:textarea-vertical-align="middle">
        <text:list-style style:name="Question02_20_h1-subtitle" style:display-name="Question02 h1-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2_20_h1-title" style:display-name="Question02 h1-title" style:family="presentation">
      <style:graphic-properties draw:stroke="none" draw:fill="none" draw:textarea-vertical-align="middle">
        <text:list-style style:name="Question02_20_h1-title" style:display-name="Question02 h1-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標準_20_6-background" style:display-name="標準 6-background" style:family="presentation">
      <style:graphic-properties draw:stroke="none" draw:fill="none"/>
      <style:text-properties style:letter-kerning="true"/>
    </style:style>
    <style:style style:name="標準_20_6-backgroundobjects" style:display-name="標準 6-backgroundobjects" style:family="presentation">
      <style:graphic-properties draw:textarea-horizontal-align="justify" draw:shadow="hidden" draw:shadow-offset-x="0.2cm" draw:shadow-offset-y="0.2cm" draw:shadow-color="#808080"/>
      <style:text-properties style:letter-kerning="true"/>
    </style:style>
    <style:style style:name="標準_20_6-notes" style:display-name="標準 6-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Migu 1C" fo:font-family="'Migu 1C'" style:font-family-generic="roman" style:font-pitch="variable" fo:font-size="20pt" fo:font-style="normal" fo:text-shadow="none" style:text-underline-style="none" fo:font-weight="normal" style:letter-kerning="true" style:font-name-asian="Migu 1C" style:font-family-asian="'Migu 1C'" style:font-family-generic-asian="roman"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6-outline1" style:display-name="標準 6-outline1" style:family="presentation">
      <style:graphic-properties draw:stroke="none" draw:fill="none" draw:auto-grow-height="false" draw:fit-to-size="shrink-to-fit">
        <text:list-style style:name="標準_20_6-outline1" style:display-name="標準 6-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outline2" style:display-name="標準 6-outline2" style:family="presentation" style:parent-style-name="標準_20_6-outline1">
      <style:paragraph-properties fo:margin-top="0cm" fo:margin-bottom="0.4cm"/>
      <style:text-properties fo:font-size="28pt" style:font-size-asian="28pt" style:font-size-complex="28pt"/>
    </style:style>
    <style:style style:name="標準_20_6-outline3" style:display-name="標準 6-outline3" style:family="presentation" style:parent-style-name="標準_20_6-outline2">
      <style:paragraph-properties fo:margin-top="0cm" fo:margin-bottom="0.3cm"/>
      <style:text-properties fo:font-size="24pt" style:font-size-asian="24pt" style:font-size-complex="24pt"/>
    </style:style>
    <style:style style:name="標準_20_6-outline4" style:display-name="標準 6-outline4" style:family="presentation" style:parent-style-name="標準_20_6-outline3">
      <style:paragraph-properties fo:margin-top="0cm" fo:margin-bottom="0.2cm"/>
      <style:text-properties fo:font-size="20pt" style:font-size-asian="20pt" style:font-size-complex="20pt"/>
    </style:style>
    <style:style style:name="標準_20_6-outline5" style:display-name="標準 6-outline5" style:family="presentation" style:parent-style-name="標準_20_6-outline4">
      <style:paragraph-properties fo:margin-top="0cm" fo:margin-bottom="0.1cm"/>
      <style:text-properties fo:font-size="20pt" style:font-size-asian="20pt" style:font-size-complex="20pt"/>
    </style:style>
    <style:style style:name="標準_20_6-outline6" style:display-name="標準 6-outline6" style:family="presentation" style:parent-style-name="標準_20_6-outline5">
      <style:paragraph-properties fo:margin-top="0cm" fo:margin-bottom="0.1cm"/>
      <style:text-properties fo:font-size="20pt" style:font-size-asian="20pt" style:font-size-complex="20pt"/>
    </style:style>
    <style:style style:name="標準_20_6-outline7" style:display-name="標準 6-outline7" style:family="presentation" style:parent-style-name="標準_20_6-outline6">
      <style:paragraph-properties fo:margin-top="0cm" fo:margin-bottom="0.1cm"/>
      <style:text-properties fo:font-size="20pt" style:font-size-asian="20pt" style:font-size-complex="20pt"/>
    </style:style>
    <style:style style:name="標準_20_6-outline8" style:display-name="標準 6-outline8" style:family="presentation" style:parent-style-name="標準_20_6-outline7">
      <style:paragraph-properties fo:margin-top="0cm" fo:margin-bottom="0.1cm"/>
      <style:text-properties fo:font-size="20pt" style:font-size-asian="20pt" style:font-size-complex="20pt"/>
    </style:style>
    <style:style style:name="標準_20_6-outline9" style:display-name="標準 6-outline9" style:family="presentation" style:parent-style-name="標準_20_6-outline8">
      <style:paragraph-properties fo:margin-top="0cm" fo:margin-bottom="0.1cm"/>
      <style:text-properties fo:font-size="20pt" style:font-size-asian="20pt" style:font-size-complex="20pt"/>
    </style:style>
    <style:style style:name="標準_20_6-subtitle" style:display-name="標準 6-subtitle" style:family="presentation">
      <style:graphic-properties draw:stroke="none" draw:fill="none" draw:textarea-vertical-align="middle">
        <text:list-style style:name="標準_20_6-subtitle" style:display-name="標準 6-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title" style:display-name="標準 6-title" style:family="presentation">
      <style:graphic-properties draw:stroke="none" draw:fill="none" draw:textarea-vertical-align="middle">
        <text:list-style style:name="標準_20_6-title" style:display-name="標準 6-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 fo:font-family="'Migu 1C'" style:font-family-generic="roman" style:font-pitch="variable" fo:font-size="44pt" fo:font-style="normal" fo:text-shadow="none" style:text-underline-style="none" fo:font-weight="normal" style:letter-kerning="true" style:font-name-asian="Migu 1C" style:font-family-asian="'Migu 1C'" style:font-family-generic-asian="roman"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01_20_h1_5f_-background" style:display-name="Question01 h1_-background" style:family="presentation">
      <style:graphic-properties draw:stroke="none" draw:fill="none"/>
      <style:text-properties style:letter-kerning="true"/>
    </style:style>
    <style:style style:name="Question01_20_h1_5f_-backgroundobjects" style:display-name="Question01 h1_-backgroundobjects" style:family="presentation">
      <style:graphic-properties draw:textarea-horizontal-align="justify" draw:shadow="hidden" draw:shadow-offset-x="0.2cm" draw:shadow-offset-y="0.2cm" draw:shadow-color="#808080"/>
      <style:text-properties style:letter-kerning="true"/>
    </style:style>
    <style:style style:name="Question01_20_h1_5f_-notes" style:display-name="Question01 h1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Question01_20_h1_5f_-outline1" style:display-name="Question01 h1_-outline1" style:family="presentation">
      <style:graphic-properties draw:stroke="none" draw:fill="none" draw:auto-grow-height="false" draw:fit-to-size="shrink-to-fit">
        <text:list-style style:name="Question01_20_h1_5f_-outline1" style:display-name="Question01 h1_-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_5f_-outline2" style:display-name="Question01 h1_-outline2" style:family="presentation" style:parent-style-name="Question01_20_h1_5f_-outline1">
      <style:paragraph-properties fo:margin-left="0cm" fo:margin-right="0cm" fo:margin-top="0cm" fo:margin-bottom="0.4cm" fo:text-indent="0cm"/>
      <style:text-properties fo:font-size="28pt" style:font-size-asian="28pt" style:font-size-complex="28pt"/>
    </style:style>
    <style:style style:name="Question01_20_h1_5f_-outline3" style:display-name="Question01 h1_-outline3" style:family="presentation" style:parent-style-name="Question01_20_h1_5f_-outline2">
      <style:paragraph-properties fo:margin-left="0cm" fo:margin-right="0cm" fo:margin-top="0cm" fo:margin-bottom="0.3cm" fo:text-indent="0cm"/>
      <style:text-properties fo:font-size="24pt" style:font-size-asian="24pt" style:font-size-complex="24pt"/>
    </style:style>
    <style:style style:name="Question01_20_h1_5f_-outline4" style:display-name="Question01 h1_-outline4" style:family="presentation" style:parent-style-name="Question01_20_h1_5f_-outline3">
      <style:paragraph-properties fo:margin-left="0cm" fo:margin-right="0cm" fo:margin-top="0cm" fo:margin-bottom="0.2cm" fo:text-indent="0cm"/>
      <style:text-properties fo:font-size="20pt" style:font-size-asian="20pt" style:font-size-complex="20pt"/>
    </style:style>
    <style:style style:name="Question01_20_h1_5f_-outline5" style:display-name="Question01 h1_-outline5" style:family="presentation" style:parent-style-name="Question01_20_h1_5f_-outline4">
      <style:paragraph-properties fo:margin-left="0cm" fo:margin-right="0cm" fo:margin-top="0cm" fo:margin-bottom="0.1cm" fo:text-indent="0cm"/>
      <style:text-properties fo:font-size="20pt" style:font-size-asian="20pt" style:font-size-complex="20pt"/>
    </style:style>
    <style:style style:name="Question01_20_h1_5f_-outline6" style:display-name="Question01 h1_-outline6" style:family="presentation" style:parent-style-name="Question01_20_h1_5f_-outline5">
      <style:paragraph-properties fo:margin-left="0cm" fo:margin-right="0cm" fo:margin-top="0cm" fo:margin-bottom="0.1cm" fo:text-indent="0cm"/>
      <style:text-properties fo:font-size="20pt" style:font-size-asian="20pt" style:font-size-complex="20pt"/>
    </style:style>
    <style:style style:name="Question01_20_h1_5f_-outline7" style:display-name="Question01 h1_-outline7" style:family="presentation" style:parent-style-name="Question01_20_h1_5f_-outline6">
      <style:paragraph-properties fo:margin-left="0cm" fo:margin-right="0cm" fo:margin-top="0cm" fo:margin-bottom="0.1cm" fo:text-indent="0cm"/>
      <style:text-properties fo:font-size="20pt" style:font-size-asian="20pt" style:font-size-complex="20pt"/>
    </style:style>
    <style:style style:name="Question01_20_h1_5f_-outline8" style:display-name="Question01 h1_-outline8" style:family="presentation" style:parent-style-name="Question01_20_h1_5f_-outline7">
      <style:paragraph-properties fo:margin-left="0cm" fo:margin-right="0cm" fo:margin-top="0cm" fo:margin-bottom="0.1cm" fo:text-indent="0cm"/>
      <style:text-properties fo:font-size="20pt" style:font-size-asian="20pt" style:font-size-complex="20pt"/>
    </style:style>
    <style:style style:name="Question01_20_h1_5f_-outline9" style:display-name="Question01 h1_-outline9" style:family="presentation" style:parent-style-name="Question01_20_h1_5f_-outline8">
      <style:paragraph-properties fo:margin-left="0cm" fo:margin-right="0cm" fo:margin-top="0cm" fo:margin-bottom="0.1cm" fo:text-indent="0cm"/>
      <style:text-properties fo:font-size="20pt" style:font-size-asian="20pt" style:font-size-complex="20pt"/>
    </style:style>
    <style:style style:name="Question01_20_h1_5f_-subtitle" style:display-name="Question01 h1_-subtitle" style:family="presentation">
      <style:graphic-properties draw:stroke="none" draw:fill="none" draw:textarea-vertical-align="middle">
        <text:list-style style:name="Question01_20_h1_5f_-subtitle" style:display-name="Question01 h1_-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_5f_-title" style:display-name="Question01 h1_-title" style:family="presentation">
      <style:graphic-properties draw:stroke="none" draw:fill="none" draw:textarea-vertical-align="middle">
        <text:list-style style:name="Question01_20_h1_5f_-title" style:display-name="Question01 h1_-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1" fo:font-family="'Migu 1C'" style:font-style-name="標準" style:font-family-generic="roman" style:font-pitch="variable" fo:font-size="44pt" fo:font-style="normal" fo:text-shadow="none" style:text-underline-style="none" fo:font-weight="normal" style:letter-kerning="true" style:font-name-asian="Migu 1C1" style:font-family-asian="'Migu 1C'" style:font-style-name-asian="標準" style:font-family-generic-asian="roman" style:font-pitch-asian="variabl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op-backgroundobjects">
      <style:graphic-properties draw:stroke="none" draw:fill="none" draw:fill-color="#ffffff" draw:auto-grow-height="false" fo:min-height="1.485cm"/>
    </style:style>
    <style:style style:name="Mpr2" style:family="presentation" style:parent-style-name="top-backgroundobjects">
      <style:graphic-properties draw:stroke="none" draw:fill="none" draw:fill-color="#ffffff" draw:textarea-vertical-align="bottom" draw:auto-grow-height="false" fo:min-height="1.485cm"/>
    </style:style>
    <style:style style:name="Mpr3" style:family="presentation" style:parent-style-name="Question02_20_h1-backgroundobjects">
      <style:graphic-properties draw:stroke="none" draw:fill="none" draw:fill-color="#ffffff" draw:auto-grow-height="false" fo:min-height="1.449cm"/>
    </style:style>
    <style:style style:name="Mpr4" style:family="presentation" style:parent-style-name="Question02_20_h1-backgroundobjects">
      <style:graphic-properties draw:stroke="none" draw:fill="none" draw:fill-color="#ffffff" draw:auto-grow-height="false" fo:min-height="1.485cm"/>
    </style:style>
    <style:style style:name="Mpr5" style:family="presentation" style:parent-style-name="Question02_20_h1-backgroundobjects">
      <style:graphic-properties draw:stroke="none" draw:fill="none" draw:fill-color="#ffffff" draw:textarea-vertical-align="bottom" draw:auto-grow-height="false" fo:min-height="1.485cm"/>
    </style:style>
    <style:style style:name="Mpr6" style:family="presentation" style:parent-style-name="標準_20_6-backgroundobjects">
      <style:graphic-properties draw:stroke="none" draw:fill="none" draw:fill-color="#ffffff" draw:auto-grow-height="false" fo:min-height="1.449cm"/>
    </style:style>
    <style:style style:name="Mpr7" style:family="presentation" style:parent-style-name="標準_20_6-backgroundobjects">
      <style:graphic-properties draw:stroke="none" draw:fill="none" draw:fill-color="#ffffff" draw:auto-grow-height="false" fo:min-height="1.485cm"/>
    </style:style>
    <style:style style:name="Mpr8" style:family="presentation" style:parent-style-name="標準_20_6-backgroundobjects">
      <style:graphic-properties draw:stroke="none" draw:fill="none" draw:fill-color="#ffffff" draw:textarea-vertical-align="bottom" draw:auto-grow-height="false" fo:min-height="1.485cm"/>
    </style:style>
    <style:style style:name="Mpr9" style:family="presentation" style:parent-style-name="Question01_20_h1_5f_-title">
      <style:graphic-properties draw:auto-grow-height="false" fo:min-height="3.507cm"/>
    </style:style>
    <style:style style:name="Mpr10" style:family="presentation" style:parent-style-name="Question01_20_h1_5f_-backgroundobjects">
      <style:graphic-properties draw:stroke="none" draw:fill="none" draw:fill-color="#ffffff" draw:auto-grow-height="false" fo:min-height="1.449cm"/>
    </style:style>
    <style:style style:name="Mpr11" style:family="presentation" style:parent-style-name="Question01_20_h1_5f_-backgroundobjects">
      <style:graphic-properties draw:stroke="none" draw:fill="none" draw:fill-color="#ffffff" draw:auto-grow-height="false" fo:min-height="1.485cm"/>
    </style:style>
    <style:style style:name="Mpr12" style:family="presentation" style:parent-style-name="Question01_20_h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text-properties fo:font-size="18pt" style:font-size-asian="18pt" style:font-size-complex="18pt"/>
    </style:style>
    <style:style style:name="MT1" style:family="text">
      <style:text-properties fo:font-size="14pt" style:font-size-asian="14pt" style:font-size-complex="14pt"/>
    </style:style>
    <style:style style:name="MT2" style:family="text">
      <style:text-properties fo:font-size="44pt" style:font-size-asian="44pt" style:font-size-complex="44pt"/>
    </style:style>
    <text:list-style style:name="ML1">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4">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style:handout-master>
    <style:master-page style:name="top" style:page-layout-name="PM1" draw:style-name="Mdp1">
      <draw:frame presentation:style-name="top-title" draw:layer="backgroundobjects" svg:width="25.199cm" svg:height="3.506cm" svg:x="1.6cm" svg:y="7.2cm" presentation:class="title" presentation:placeholder="true">
        <draw:text-box/>
      </draw:frame>
      <draw:frame presentation:style-name="top-outline1" draw:layer="backgroundobjects" svg:width="24.639cm" svg:height="12.18cm" svg:x="1.6cm" svg:y="4.621cm" presentation:class="outline" presentation:placeholder="true">
        <draw:text-box/>
      </draw:frame>
      <draw:frame draw:style-name="Mgr3" draw:text-style-name="MP5" draw:layer="backgroundobjects" svg:width="10.893cm" svg:height="6.095cm" svg:x="15.8cm" svg:y="13cm">
        <draw:image xlink:href="Pictures/1000020100000181000000D7594D87B75FF81638.png" xlink:type="simple" xlink:show="embed" xlink:actuate="onLoad">
          <text:p/>
        </draw:image>
      </draw:frame>
      <presentation:notes style:page-layout-name="PM2">
        <draw:page-thumbnail presentation:style-name="top-title" draw:layer="backgroundobjects" svg:width="14.848cm" svg:height="11.136cm" svg:x="3.075cm" svg:y="2.257cm" presentation:class="page"/>
        <draw:frame presentation:style-name="top-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style:master-page style:name="Question02_20_h1" style:display-name="Question02 h1" style:page-layout-name="PM1" draw:style-name="Mdp1">
      <draw:frame draw:style-name="Mgr3" draw:text-style-name="MP5" draw:layer="backgroundobjects" svg:width="27.999cm" svg:height="10.871cm" svg:x="0.2cm" svg:y="0.6cm">
        <draw:image xlink:href="Pictures/10000201000003E000000181F11952955F12F554.png" xlink:type="simple" xlink:show="embed" xlink:actuate="onLoad">
          <text:p/>
        </draw:image>
      </draw:frame>
      <draw:frame presentation:style-name="Question02_20_h1-title" draw:layer="backgroundobjects" svg:width="22.599cm" svg:height="5.2cm" svg:x="5.2cm" svg:y="5.8cm" presentation:class="title" presentation:placeholder="true">
        <draw:text-box/>
      </draw:frame>
      <draw:frame presentation:style-name="Question02_20_h1-outline1" draw:layer="backgroundobjects" svg:width="24.639cm" svg:height="12.18cm" svg:x="1.4cm" svg:y="4.914cm" presentation:class="outline" presentation:placeholder="true">
        <draw:text-box/>
      </draw:frame>
      <draw:frame presentation:style-name="Mpr3"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3" draw:text-style-name="MP7" draw:layer="backgroundobjects" svg:width="8.875cm" svg:height="1.448cm" svg:x="9.576cm" svg:y="19.131cm" presentation:class="footer">
        <draw:text-box>
          <text:p text:style-name="MP6"><text:span text:style-name="MT1"><presentation:footer/></text:span><text:span text:style-name="MT1"><presentation:footer/></text:span><text:span text:style-name="MT1"><presentation:footer/></text:span><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page-layout-name="PM2">
        <draw:page-thumbnail presentation:style-name="Question02_20_h1-title" draw:layer="backgroundobjects" svg:width="0.001cm" svg:height="0.001cm" svg:x="0cm" svg:y="2.257cm" presentation:class="page"/>
        <draw:frame presentation:style-name="Question02_20_h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style:master-page style:name="標準_20_6" style:display-name="標準 6" style:page-layout-name="PM1" draw:style-name="Mdp1">
      <draw:frame draw:style-name="Mgr3" draw:text-style-name="MP5" draw:layer="backgroundobjects" svg:width="27.999cm" svg:height="11.78cm" svg:x="0cm" svg:y="0cm">
        <draw:image xlink:href="Pictures/10000201000003E0000001A124A82607980BC2CB.png" xlink:type="simple" xlink:show="embed" xlink:actuate="onLoad">
          <text:p/>
        </draw:image>
      </draw:frame>
      <draw:frame presentation:style-name="標準_20_6-title" draw:layer="backgroundobjects" svg:width="25.199cm" svg:height="3.506cm" svg:x="1.4cm" svg:y="3.837cm" presentation:class="title" presentation:placeholder="true">
        <draw:text-box/>
      </draw:frame>
      <draw:frame presentation:style-name="標準_20_6-outline1" draw:layer="backgroundobjects" svg:width="24.639cm" svg:height="12.18cm" svg:x="1.4cm" svg:y="8.8cm" presentation:class="outline" presentation:placeholder="true">
        <draw:text-box/>
      </draw:frame>
      <draw:frame presentation:style-name="Mpr6"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6" draw:text-style-name="MP7" draw:layer="backgroundobjects" svg:width="8.875cm" svg:height="1.448cm" svg:x="9.576cm" svg:y="19.131cm" presentation:class="footer">
        <draw:text-box>
          <text:p text:style-name="MP6"><text:span text:style-name="MT1"><presentation:footer/></text:span><text:span text:style-name="MT1"><presentation:footer/></text:span><text:span text:style-name="MT1"><presentation:footer/></text:span><text:span text:style-name="MT1"><presentation:footer/></text:span></text:p>
        </draw:text-box>
      </draw:frame>
      <draw:frame presentation:style-name="Mpr6" draw:text-style-name="MP4" draw:layer="backgroundobjects" svg:width="6.523cm" svg:height="1.448cm" svg:x="20.076cm" svg:y="19.131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page-layout-name="PM2">
        <draw:page-thumbnail presentation:style-name="標準_20_6-title" draw:layer="backgroundobjects" svg:width="0.001cm" svg:height="0.001cm" svg:x="0cm" svg:y="2.257cm" presentation:class="page"/>
        <draw:frame presentation:style-name="標準_20_6-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style:master-page style:name="Question01_20_h1_5f_" style:display-name="Question01 h1_" style:page-layout-name="PM1" draw:style-name="Mdp1">
      <draw:frame draw:style-name="Mgr3" draw:text-style-name="MP5" draw:layer="backgroundobjects" svg:width="27.999cm" svg:height="5.72cm" svg:x="0.028cm" svg:y="-0.02cm">
        <draw:image xlink:href="Pictures/10000201000003E0000000CADF47E2973086D189.png" xlink:type="simple" xlink:show="embed" xlink:actuate="onLoad">
          <text:p/>
        </draw:image>
      </draw:frame>
      <draw:frame presentation:style-name="Mpr9" draw:text-style-name="MP8" draw:layer="backgroundobjects" svg:width="25.199cm" svg:height="2.4cm" svg:x="0.201cm" svg:y="2.5cm" presentation:class="title">
        <draw:text-box>
          <text:p><text:span text:style-name="MT2">タイトルテキストの書式を編</text:span></text:p>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9.58cm" svg:x="1.4cm" svg:y="6.22cm" presentation:class="outline">
        <draw:text-box>
          <text:list text:style-name="ML4">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0"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10" draw:text-style-name="MP7" draw:layer="backgroundobjects" svg:width="8.875cm" svg:height="1.448cm" svg:x="9.576cm" svg:y="19.131cm" presentation:class="footer">
        <draw:text-box>
          <text:p text:style-name="MP6"><text:span text:style-name="MT1"><presentation:footer/></text:span><text:span text:style-name="MT1"><presentation:footer/></text:span><text:span text:style-name="MT1"><presentation:footer/></text:span><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page-layout-name="PM2">
        <draw:page-thumbnail presentation:style-name="Question01_20_h1_5f_-title" draw:layer="backgroundobjects" svg:width="14.848cm" svg:height="11.136cm" svg:x="3.075cm" svg:y="2.257cm" presentation:class="pag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0T22:53:40</meta:creation-date>
    <dc:date>2018-01-06T22:52:13.381941488</dc:date>
    <meta:editing-duration>P7DT14H37M14S</meta:editing-duration>
    <meta:editing-cycles>991</meta:editing-cycles>
    <meta:generator>LibreOffice/5.1.6.2$Linux_X86_64 LibreOffice_project/10m0$Build-2</meta:generator>
    <meta:document-statistic meta:object-count="134"/>
  </office:meta>
</office:document-meta>
</file>